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a874a" officeooo:paragraph-rsid="001a874a"/>
    </style:style>
    <style:style style:name="P2" style:family="paragraph" style:parent-style-name="Text_20_body">
      <style:text-properties officeooo:rsid="001a874a" officeooo:paragraph-rsid="001b6b95"/>
    </style:style>
    <style:style style:name="P3" style:family="paragraph" style:parent-style-name="Text_20_body">
      <style:text-properties style:text-underline-style="none" officeooo:rsid="001a874a" officeooo:paragraph-rsid="001a874a"/>
    </style:style>
    <style:style style:name="P4" style:family="paragraph" style:parent-style-name="Text_20_body">
      <style:text-properties style:text-underline-style="none" officeooo:rsid="001a874a" officeooo:paragraph-rsid="001b6b95"/>
    </style:style>
    <style:style style:name="P5" style:family="paragraph" style:parent-style-name="Text_20_body">
      <style:text-properties style:text-underline-style="none" officeooo:rsid="001b6b95" officeooo:paragraph-rsid="001b6b95"/>
    </style:style>
    <style:style style:name="P6" style:family="paragraph" style:parent-style-name="Text_20_body">
      <style:text-properties style:text-underline-style="none" officeooo:rsid="001bfea7" officeooo:paragraph-rsid="001bfea7"/>
    </style:style>
    <style:style style:name="P7" style:family="paragraph" style:parent-style-name="Text_20_body">
      <style:paragraph-properties fo:text-align="center" style:justify-single-word="false"/>
      <style:text-properties officeooo:rsid="001b6b95" officeooo:paragraph-rsid="001b6b95"/>
    </style:style>
    <style:style style:name="P8" style:family="paragraph" style:parent-style-name="Heading_20_2">
      <style:text-properties style:text-underline-style="solid" style:text-underline-width="auto" style:text-underline-color="font-color"/>
    </style:style>
    <style:style style:name="P9" style:family="paragraph" style:parent-style-name="Heading_20_2">
      <style:text-properties style:text-underline-style="solid" style:text-underline-width="auto" style:text-underline-color="font-color" officeooo:rsid="001a874a" officeooo:paragraph-rsid="001a874a"/>
    </style:style>
    <style:style style:name="P10" style:family="paragraph" style:parent-style-name="Heading_20_2">
      <style:text-properties officeooo:rsid="001b6b95" officeooo:paragraph-rsid="001b6b95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b6b95"/>
    </style:style>
    <style:style style:name="T3" style:family="text">
      <style:text-properties officeooo:rsid="001b6b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eb Page Typography</text:p>
      <text:p text:style-name="P7">by Adrian McLaughlin</text:p>
      <text:h text:style-name="P9" text:outline-level="2">Body, <text:span text:style-name="T3">P</text:span></text:h>
      <text:p text:style-name="P1">font-family:"Raleway",serif;</text:p>
      <text:p text:style-name="P1">font-weight:normal;</text:p>
      <text:p text:style-name="P1">font-size: 1em;</text:p>
      <text:h text:style-name="P8" text:outline-level="2">H1</text:h>
      <text:p text:style-name="P4">font-family:”Orbitron”;</text:p>
      <text:p text:style-name="P4"><text:span text:style-name="T3">font-size: </text:span>700<text:span text:style-name="T3">px</text:span></text:p>
      <text:h text:style-name="P8" text:outline-level="2">H2</text:h>
      <text:p text:style-name="P3">font-family: "Raleway";</text:p>
      <text:p text:style-name="P3">font-size: 2em;</text:p>
      <text:p text:style-name="P3">font-weight: bold;</text:p>
      <text:h text:style-name="P8" text:outline-level="2">H3</text:h>
      <text:h text:style-name="P10" text:outline-level="2"><text:span text:style-name="T1">Header</text:span></text:h>
      <text:p text:style-name="P5">Font-size: 4em;</text:p>
      <text:p text:style-name="P2">font-family:"Raleway",serif;</text:p>
      <text:p text:style-name="P2">font-weight:normal;</text:p>
      <text:p text:style-name="P4">font-size: 1em;</text:p>
      <text:p text:style-name="P6">font-colour: black;</text:p>
      <text:p text:style-name="P5">background-color: #2886d5; <text:s text:c="3"/></text:p>
      <text:p text:style-name="P5">box-shadow: 5px 5px 8px #000000;</text:p>
      <text:h text:style-name="P8" text:outline-level="2">Header Strong</text:h>
      <text:p text:style-name="P5">font-family: "Orbitron";</text:p>
      <text:p text:style-name="P5">font-weight: bold;</text:p>
      <text:p text:style-name="P5">font-size: 8em;</text:p>
      <text:p text:style-name="P6">font-colour: black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McLaughlin</meta:initial-creator>
    <meta:creation-date>2015-03-05T09:28:16.310301426</meta:creation-date>
    <dc:date>2015-03-05T09:43:53.589051700</dc:date>
    <dc:creator>Adrian McLaughlin</dc:creator>
    <meta:editing-duration>PT12M21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7" meta:word-count="50" meta:character-count="462" meta:non-whitespace-character-count="435"/>
  </office:meta>
</office:document-meta>
</file>